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43cm" fo:min-width="0.0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opacity="100%" draw:fill="none" draw:fill-color="#729fcf" draw:opacity="50%" draw:opacity-name="" draw:textarea-horizontal-align="justify" draw:textarea-vertical-align="middle" draw:auto-grow-height="false" fo:min-height="0.734cm" fo:min-width="3.114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246cm" fo:min-width="0cm"/>
    </style:style>
    <style:style style:name="gr5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50%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9cm" svg:height="0.695cm" svg:x="7.654cm" svg:y="3.8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79cm" svg:height="0.695cm" svg:x="10.581cm" svg:y="3.871cm">
            <text:p/>
            <draw:enhanced-geometry svg:viewBox="0 0 21600 21600" draw:glue-points="10800 0 0 10800 10800 21600 21600 10800" draw:text-areas="?f52 ?f52 ?f53 ?f53" draw:mirror-horizontal="false" draw:mirror-vertical="false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  <draw:custom-shape draw:style-name="gr3" draw:text-style-name="P2" draw:layer="layout" svg:width="5.11cm" svg:height="1.39cm" svg:x="7.097cm" svg:y="3.5cm">
            <text:p text:style-name="P1">N1</text:p>
            <text:p text:style-name="P1"/>
            <text:p text:style-name="P1"/>
            <text:p text:style-name="P1"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3" draw:text-style-name="P2" draw:layer="layout" svg:width="5.11cm" svg:height="1.39cm" svg:x="7.097cm" svg:y="7.71cm">
            <text:p text:style-name="P1">N2</text:p>
            <text:p text:style-name="P1"/>
            <text:p text:style-name="P1"/>
            <text:p text:style-name="P1"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79cm" svg:height="0.695cm" svg:x="7.654cm" svg:y="8.0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79cm" svg:height="0.695cm" svg:x="10.581cm" svg:y="8.081cm">
            <text:p/>
            <draw:enhanced-geometry svg:viewBox="0 0 21600 21600" draw:glue-points="10800 0 0 10800 10800 21600 21600 10800" draw:text-areas="?f52 ?f52 ?f53 ?f53" draw:mirror-horizontal="false" draw:mirror-vertical="false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</draw:g>
        <draw:custom-shape draw:style-name="gr4" draw:text-style-name="P3" draw:layer="layout" svg:width="0.7cm" svg:height="0.7cm" svg:x="2.4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7cm" svg:height="0.7cm" svg:x="16.2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9cm" svg:y1="6.4cm" svg:x2="8.3cm" svg:y2="8.6cm">
          <text:p text:style-name="P1"/>
          <text:p text:style-name="P1"/>
          <text:p text:style-name="P1">λ</text:p>
        </draw:line>
        <draw:line draw:style-name="gr5" draw:text-style-name="P4" draw:layer="layout" svg:x1="2.5cm" svg:y1="6.4cm" svg:x2="8.3cm" svg:y2="4cm">
          <text:p text:style-name="P1">λ</text:p>
          <text:p text:style-name="P1"/>
        </draw:line>
        <draw:line draw:style-name="gr5" draw:text-style-name="P4" draw:layer="layout" svg:x1="11cm" svg:y1="4.2cm" svg:x2="16.7cm" svg:y2="6.4cm">
          <text:p text:style-name="P1"/>
          <text:p text:style-name="P1">λ</text:p>
        </draw:line>
        <draw:line draw:style-name="gr5" draw:text-style-name="P4" draw:layer="layout" svg:x1="11cm" svg:y1="8.5cm" svg:x2="16.5cm" svg:y2="6.4cm">
          <text:p text:style-name="P1">λ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1:44:58.697518593</meta:creation-date>
    <dc:date>2018-01-23T12:07:45.958273437</dc:date>
    <meta:editing-duration>PT22M48S</meta:editing-duration>
    <meta:editing-cycles>3</meta:editing-cycles>
    <meta:generator>LibreOffice/5.1.6.2$Linux_X86_64 LibreOffice_project/10m0$Build-2</meta:generator>
    <meta:document-statistic meta:object-count="14"/>
  </office:meta>
</office:document-meta>
</file>